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Arial" fo:font-size="12pt" style:font-size-asian="12pt" style:font-size-complex="12pt"/>
    </style:style>
    <style:style style:name="P3" style:parent-style-name="Normal" style:family="paragraph">
      <style:text-properties style:font-name="Arial" fo:font-size="12pt" style:font-size-asian="12pt" style:font-size-complex="12pt"/>
    </style:style>
    <style:style style:name="P4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5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6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7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8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9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0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1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2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3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4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5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6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7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8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9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20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21" style:parent-style-name="ListParagraph" style:list-style-name="LFO1" style:family="paragraph">
      <style:paragraph-properties style:vertical-align="auto" fo:line-height="106%"/>
      <style:text-properties style:font-name="Arial" fo:font-size="12pt" style:font-size-asian="12pt" style:font-size-complex="12pt" fo:hyphenate="true"/>
    </style:style>
    <style:style style:name="P22" style:parent-style-name="ListParagraph" style:list-style-name="LFO1" style:family="paragraph">
      <style:paragraph-properties style:vertical-align="auto" fo:line-height="106%"/>
      <style:text-properties style:font-name="Arial" fo:font-size="12pt" style:font-size-asian="12pt" style:font-size-complex="12pt" fo:hyphenate="true"/>
    </style:style>
    <style:style style:name="P23" style:parent-style-name="ListParagraph" style:list-style-name="LFO1" style:family="paragraph">
      <style:paragraph-properties style:vertical-align="auto" fo:line-height="106%"/>
      <style:text-properties style:font-name="Arial" fo:font-size="12pt" style:font-size-asian="12pt" style:font-size-complex="12pt" fo:hyphenate="true"/>
    </style:style>
    <style:style style:name="P24" style:parent-style-name="ListParagraph" style:list-style-name="LFO1" style:family="paragraph">
      <style:paragraph-properties style:vertical-align="auto" fo:line-height="106%"/>
      <style:text-properties fo:hyphenate="true"/>
    </style:style>
    <style:style style:name="T25" style:parent-style-name="DefaultParagraphFont" style:family="text">
      <style:text-properties style:font-name="Arial" fo:font-size="12pt" style:font-size-asian="12pt" style:font-size-complex="12pt"/>
    </style:style>
    <style:style style:name="T26" style:parent-style-name="DefaultParagraphFont" style:family="text">
      <style:text-properties style:font-name="Arial" style:text-position="super 66.6%" fo:font-size="12pt" style:font-size-asian="12pt" style:font-size-complex="12pt"/>
    </style:style>
    <style:style style:name="T27" style:parent-style-name="DefaultParagraphFont" style:family="text">
      <style:text-properties style:font-name="Arial" fo:font-size="12pt" style:font-size-asian="12pt" style:font-size-complex="12pt"/>
    </style:style>
    <style:style style:name="P28" style:parent-style-name="ListParagraph" style:family="paragraph">
      <style:text-properties style:font-name="Arial" fo:font-size="12pt" style:font-size-asian="12pt" style:font-size-complex="12pt"/>
    </style:style>
    <style:style style:name="P29" style:parent-style-name="Normal" style:family="paragraph">
      <style:text-properties style:font-name="Arial" fo:font-size="12pt" style:font-size-asian="12pt" style:font-size-complex="12pt"/>
    </style:style>
  </office:automatic-styles>
  <office:body>
    <office:text text:use-soft-page-breaks="true">
      <text:p text:style-name="P1">Practice exercise DDL and DML SQL commands:</text:p>
      <text:p text:style-name="P2">Using sale database<text:s/>located in inna, and<text:s/>answer the following questions using SQL statements?</text:p>
      <text:p text:style-name="P3"/>
      <text:list text:style-name="LFO1" text:continue-numbering="true">
        <text:list-item>
          <text:p text:style-name="P4">List all customers with last name of smith and live in Area code<text:s/>0181</text:p>
        </text:list-item>
        <text:list-item>
          <text:p text:style-name="P5">List all vendors but only if there are products with the quantity on hand less than double the min quantity</text:p>
        </text:list-item>
        <text:list-item>
          <text:p text:style-name="P6"><text:s/>List the products that are supplied by a vendor</text:p>
        </text:list-item>
        <text:list-item>
          <text:p text:style-name="P7">List the v_code of vendor that provide products</text:p>
        </text:list-item>
        <text:list-item>
          <text:p text:style-name="P8">List the v_code of vendors that provide products without duplicate values</text:p>
        </text:list-item>
        <text:list-item>
          <text:p text:style-name="P9">List the V_CODE and V_NAME of vendors that provide products</text:p>
        </text:list-item>
        <text:list-item>
          <text:p text:style-name="P10">List the V_CODE and V_NAME of vendors that do not provide products</text:p>
        </text:list-item>
        <text:list-item>
          <text:p text:style-name="P11">Increase the width of P_PRICE column to nine digits</text:p>
        </text:list-item>
        <text:list-item>
          <text:p text:style-name="P12">Add a P_SALECODE column as CHAR(1)</text:p>
        </text:list-item>
        <text:list-item>
          <text:p text:style-name="P13">Delete the P_SALECODE column</text:p>
        </text:list-item>
        <text:list-item>
          <text:p text:style-name="P14">Change V_CODE column to VARCHAR(5)</text:p>
        </text:list-item>
        <text:list-item>
          <text:p text:style-name="P15">Create a PART table with only using the code, description and price columns of PRODUCT</text:p>
        </text:list-item>
        <text:list-item>
          <text:p text:style-name="P16">Add the PART_CODE as primary key to the PART table.</text:p>
        </text:list-item>
        <text:list-item>
          <text:p text:style-name="P17">Add vendor code as foreign key to the product table</text:p>
        </text:list-item>
        <text:list-item>
          <text:p text:style-name="P18">Add P_CODE as primary key the product table</text:p>
        </text:list-item>
        <text:list-item>
          <text:p text:style-name="P19">Drop part table</text:p>
        </text:list-item>
        <text:list-item>
          <text:p text:style-name="P20">Create a view to list all products to order, that is the quantity on hand is less that the min quantity plus 10.</text:p>
        </text:list-item>
        <text:list-item>
          <text:p text:style-name="P21">Create composite index on V_CODE and P_CODE on PRODUCT table</text:p>
        </text:list-item>
        <text:list-item>
          <text:p text:style-name="P22">Create index on P_PRICE descendent order</text:p>
        </text:list-item>
        <text:list-item>
          <text:p text:style-name="P23">Delete the PROD_PRICEX index</text:p>
        </text:list-item>
        <text:list-item>
          <text:p text:style-name="P24"><text:span text:style-name="T25">Update product date to 18</text:span><text:span text:style-name="T26">th</text:span><text:span text:style-name="T27"><text:s/>of January 2016, for the 13-Q2/P2 product</text:span></text:p>
        </text:list-item>
      </text:list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</meta:initial-creator>
    <dc:creator>Abdelaziz Ghazal</dc:creator>
    <meta:creation-date>2018-02-12T10:07:00Z</meta:creation-date>
    <dc:date>2018-02-12T10:07:00Z</dc:date>
    <meta:template xlink:href="Normal" xlink:type="simple"/>
    <meta:editing-cycles>3</meta:editing-cycles>
    <meta:editing-duration>PT0S</meta:editing-duration>
    <meta:document-statistic meta:page-count="1" meta:paragraph-count="2" meta:word-count="198" meta:character-count="1331" meta:row-count="9" meta:non-whitespace-character-count="1135"/>
  </office:meta>
</office:document-meta>
</file>